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0.5pt" fo:font-weight="bold" fo:background-color="transparent" style:font-size-asian="10.5pt" style:font-weight-asian="bold" style:font-size-complex="10.5pt" style:font-weight-complex="bold"/>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8"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5" style:family="paragraph" style:parent-style-name="Standard">
      <style:paragraph-properties fo:text-align="center" style:justify-single-word="false"/>
      <style:text-properties style:font-name="Arial" fo:font-size="10.5pt" style:font-size-asian="10.5pt" style:font-size-complex="10.5pt"/>
    </style:style>
    <style:style style:name="P16"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Arial" fo:font-size="11pt" fo:font-style="normal" style:text-underline-style="none" fo:font-weight="bold" fo:background-color="#ffff99" style:font-size-asian="11pt" style:language-asian="zxx" style:country-asian="none"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1"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Standard">
      <style:paragraph-properties fo:text-align="justify" style:justify-single-word="false"/>
      <style:text-properties style:font-name="Arial" fo:font-size="11pt" style:font-size-asian="11pt" style:font-size-complex="11pt"/>
    </style:style>
    <style:style style:name="P3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4"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35" style:family="paragraph" style:parent-style-name="Standard">
      <style:paragraph-properties fo:text-align="center" style:justify-single-word="false"/>
      <style:text-properties style:font-name="Arial"/>
    </style:style>
    <style:style style:name="P36"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8" style:family="paragraph" style:parent-style-name="Standard">
      <style:paragraph-properties fo:text-align="justify" style:justify-single-word="false"/>
    </style:style>
    <style:style style:name="P3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0" style:family="paragraph" style:parent-style-name="Normale">
      <style:paragraph-properties fo:text-align="end" style:justify-single-word="false"/>
      <style:text-properties style:font-name="Arial" fo:font-size="11pt" style:font-size-asian="11pt" style:font-size-complex="11pt"/>
    </style:style>
    <style:style style:name="P4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3" style:family="paragraph" style:parent-style-name="Normale">
      <style:text-properties style:font-name="Times New Roman" fo:font-size="10.5pt" style:font-size-asian="10.5pt" style:font-size-complex="10.5pt"/>
    </style:style>
    <style:style style:name="P4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7" style:family="paragraph" style:parent-style-name="Standard" style:master-page-name="">
      <style:paragraph-properties style:page-number="auto" fo:background-color="transparent">
        <style:tab-stops/>
        <style:background-image/>
      </style:paragraph-properties>
    </style:style>
    <style:style style:name="P48" style:family="paragraph" style:parent-style-name="Standard">
      <style:paragraph-properties fo:background-color="transparent">
        <style:tab-stops/>
        <style:background-image/>
      </style:paragraph-properties>
    </style:style>
    <style:style style:name="P49"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0"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1"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52" style:family="paragraph" style:parent-style-name="Normale">
      <style:paragraph-properties fo:margin-left="0cm" fo:margin-right="0cm" fo:text-align="justify" style:justify-single-word="false" fo:orphans="2" fo:widows="2" fo:text-indent="1.251cm" style:auto-text-indent="false" style:text-autospace="none" style:punctuation-wrap="simple" style:vertical-align="baseline" style:writing-mode="lr-tb"/>
      <style:text-properties style:font-name="Arial"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53" style:family="paragraph" style:parent-style-name="Text_20_body_20_indent">
      <style:text-properties style:font-name="Arial" fo:font-size="7pt" fo:font-weight="normal" style:font-size-asian="7pt" style:font-weight-asian="normal" style:font-size-complex="7pt"/>
    </style:style>
    <style:style style:name="P54" style:family="paragraph" style:parent-style-name="Text_20_body_20_indent">
      <style:text-properties style:font-name="Arial" fo:font-size="11pt" style:font-size-asian="11pt" style:font-size-complex="11pt"/>
    </style:style>
    <style:style style:name="P5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6"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5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58" style:family="paragraph" style:parent-style-name="Text_20_body">
      <style:text-properties style:font-name="Times New Roman" fo:font-size="10.5pt" style:font-size-asian="10.5pt" style:font-size-complex="10.5pt"/>
    </style:style>
    <style:style style:name="P59"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0"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61" style:family="paragraph" style:parent-style-name="Text_20_body_20_indent">
      <style:paragraph-properties fo:margin-left="0.635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2" style:family="paragraph" style:parent-style-name="Standard">
      <style:paragraph-properties style:writing-mode="lr-tb"/>
    </style:style>
    <style:style style:name="P63" style:family="paragraph" style:parent-style-name="Standard">
      <style:paragraph-properties style:writing-mode="lr-tb"/>
      <style:text-properties fo:color="#000000" style:font-name="Arial" fo:font-size="11pt" style:font-size-asian="11pt" style:font-size-complex="11pt"/>
    </style:style>
    <style:style style:name="P64"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5" style:family="paragraph" style:parent-style-name="Standard">
      <style:paragraph-properties style:writing-mode="lr-tb"/>
      <style:text-properties fo:color="#000000" style:font-name="Arial" fo:font-size="11pt" fo:background-color="#ffff99" style:font-size-asian="11pt" style:font-size-complex="11pt"/>
    </style:style>
    <style:style style:name="P66"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7"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8"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69"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70"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71"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72"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7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74" style:family="paragraph" style:parent-style-name="Normale">
      <style:text-properties style:font-name="Arial" fo:font-size="9pt" style:font-size-asian="9pt" style:font-size-complex="9pt"/>
    </style:style>
    <style:style style:name="P75"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76" style:family="paragraph" style:parent-style-name="Standard" style:list-style-name="L1">
      <style:paragraph-properties fo:text-align="justify" style:justify-single-word="false"/>
      <style:text-properties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7" style:family="paragraph" style:parent-style-name="Standard" style:list-style-name="L2">
      <style:paragraph-properties fo:text-align="justify" style:justify-single-word="false"/>
      <style:text-properties style:font-name="Arial" fo:font-size="11pt" style:font-size-asian="11pt" style:font-size-complex="11pt"/>
    </style:style>
    <style:style style:name="P78"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9" style:family="paragraph" style:parent-style-name="Standard" style:list-style-name="L2">
      <style:paragraph-properties fo:text-align="justify" style:justify-single-word="false"/>
      <style:text-properties style:font-name="Arial" fo:font-size="11pt" fo:background-color="#ffff00" style:font-size-asian="11pt" style:font-size-complex="11pt"/>
    </style:style>
    <style:style style:name="P80" style:family="paragraph" style:parent-style-name="Standard" style:list-style-name="L3">
      <style:paragraph-properties fo:text-align="justify" style:justify-single-word="false"/>
    </style:style>
    <style:style style:name="P81" style:family="paragraph" style:parent-style-name="Standard" style:list-style-name="L2"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82" style:family="paragraph" style:parent-style-name="Standard" style:list-style-name="L2"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3" style:family="paragraph" style:parent-style-name="Standard" style:list-style-name="L2">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4" style:family="paragraph" style:parent-style-name="Standard" style:list-style-name="L2">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5" style:family="paragraph" style:parent-style-name="Standard" style:list-style-name="L2">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L2">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7" style:family="paragraph" style:parent-style-name="Standard" style:list-style-name="L2">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8"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89" style:family="paragraph" style:parent-style-name="Text_20_body" style:list-style-name="L4">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background-color="#ffff00" style:font-style-asian="italic" style:font-style-complex="italic"/>
    </style:style>
    <style:style style:name="T13" style:family="text">
      <style:text-properties fo:font-weight="normal" fo:background-color="#ccff66"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font-name="Arial"/>
    </style:style>
    <style:style style:name="T17" style:family="text">
      <style:text-properties style:font-name="Arial" fo:font-size="11pt" style:text-underline-style="none" fo:font-weight="bold" style:font-size-asian="11pt" style:font-weight-asian="bold" style:font-size-complex="11pt" style:font-weight-complex="bold"/>
    </style:style>
    <style:style style:name="T18" style:family="text">
      <style:text-properties style:font-name="Arial" fo:font-size="11pt" style:text-underline-style="none" style:font-size-asian="11pt" style:font-size-complex="11pt"/>
    </style:style>
    <style:style style:name="T19"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0" style:family="text">
      <style:text-properties style:font-name="Arial" fo:font-size="11pt" fo:font-weight="bold" style:font-size-asian="11pt" style:font-weight-asian="bold" style:font-size-complex="11pt" style:font-weight-complex="bold"/>
    </style:style>
    <style:style style:name="T21" style:family="text">
      <style:text-properties style:font-name="Arial" fo:font-size="11pt" style:font-size-asian="11pt" style:font-size-complex="11pt"/>
    </style:style>
    <style:style style:name="T22" style:family="text">
      <style:text-properties style:font-name="Arial" fo:font-size="11pt" fo:background-color="#ffff00" style:font-size-asian="11pt" style:font-size-complex="11pt"/>
    </style:style>
    <style:style style:name="T23" style:family="text">
      <style:text-properties style:font-name="Arial" fo:font-size="11pt" fo:font-weight="normal" fo:background-color="transparent" style:font-size-asian="11pt" style:font-weight-asian="normal" style:font-size-complex="11pt" style:font-weight-complex="normal"/>
    </style:style>
    <style:style style:name="T24" style:family="text">
      <style:text-properties style:font-name="Arial" fo:letter-spacing="-0.005cm" fo:font-style="normal" style:font-style-asian="normal" style:font-style-complex="normal" style:font-weight-complex="normal"/>
    </style:style>
    <style:style style:name="T25" style:family="text">
      <style:text-properties style:font-name="Arial" fo:font-weight="bold" style:font-weight-asian="bold" style:font-weight-complex="bold"/>
    </style:style>
    <style:style style:name="T26" style:family="text">
      <style:text-properties style:font-name="Arial" fo:background-color="#ffff00"/>
    </style:style>
    <style:style style:name="T27" style:family="text">
      <style:text-properties style:font-name="Arial" fo:font-weight="normal" fo:background-color="transparent" style:font-weight-asian="normal" style:font-weight-complex="normal"/>
    </style:style>
    <style:style style:name="T28" style:family="text">
      <style:text-properties style:font-name="Arial" fo:font-size="9pt" fo:font-weight="bold" style:font-size-asian="9pt" style:font-weight-asian="bold" style:font-size-complex="9pt" style:font-weight-complex="bold"/>
    </style:style>
    <style:style style:name="T29" style:family="text">
      <style:text-properties style:font-name="Arial" fo:font-size="9pt" style:font-size-asian="9pt" style:font-size-complex="9pt"/>
    </style:style>
    <style:style style:name="T30" style:family="text">
      <style:text-properties style:font-name="Arial" fo:font-size="9pt" fo:background-color="#ffff00" style:font-size-asian="9pt" style:font-size-complex="9pt"/>
    </style:style>
    <style:style style:name="T31" style:family="text">
      <style:text-properties style:font-name="Arial" fo:font-size="9pt" fo:font-weight="normal" fo:background-color="transparent" style:font-size-asian="9pt" style:font-weight-asian="normal" style:font-size-complex="9pt" style:font-weight-complex="normal"/>
    </style:style>
    <style:style style:name="T32" style:family="text">
      <style:text-properties fo:font-size="9pt" style:text-underline-style="none" fo:background-color="#ffff00" style:font-size-asian="9pt" style:font-size-complex="9pt"/>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fo:background-color="#ffff00" style:font-size-asian="11pt" style:font-weight-asian="normal" style:font-size-complex="11pt" style:font-weight-complex="normal"/>
    </style:style>
    <style:style style:name="T3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use-window-font-color="true" fo:font-weight="normal" fo:background-color="#ccff66" style:font-weight-asian="normal" style:font-weight-complex="normal"/>
    </style:style>
    <style:style style:name="T37" style:family="text">
      <style:text-properties style:use-window-font-color="true" fo:font-weight="normal" fo:background-color="#ff99ff" style:font-weight-asian="normal" style:font-weight-complex="normal"/>
    </style:style>
    <style:style style:name="T38" style:family="text">
      <style:text-properties style:use-window-font-color="true" fo:font-weight="normal" fo:background-color="transparent" style:font-weight-asian="normal" style:font-weight-complex="normal"/>
    </style:style>
    <style:style style:name="T39" style:family="text">
      <style:text-properties style:use-window-font-color="true" fo:language="it" fo:country="IT" fo:font-weight="normal" fo:background-color="#ccff66" style:font-weight-asian="normal" style:font-name-complex="Times New Roman" style:font-weight-complex="normal"/>
    </style:style>
    <style:style style:name="T40"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42"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3"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4"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5" style:family="text">
      <style:text-properties style:text-underline-style="solid" style:text-underline-width="auto" style:text-underline-color="font-color" fo:background-color="transparent"/>
    </style:style>
    <style:style style:name="T46" style:family="text">
      <style:text-properties style:text-underline-style="solid" style:text-underline-width="auto" style:text-underline-color="font-color" fo:font-weight="bold" style:font-weight-asian="bold"/>
    </style:style>
    <style:style style:name="T47" style:family="text">
      <style:text-properties fo:background-color="#ff66ff"/>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fo:background-color="#ffcc00" style:font-style-asian="normal" style:font-weight-asian="normal" style:font-style-complex="normal" style:font-weight-complex="normal"/>
    </style:style>
    <style:style style:name="T51" style:family="text">
      <style:text-properties fo:font-weight="bold" style:font-weight-asian="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22">RACCOMANDATA A.R al richiedente</text:p>
            <text:p text:style-name="P20">inviata a mezzo pec al tecnico</text:p>
            <text:p text:style-name="P21">oppure</text:p>
            <text:p text:style-name="P17"><text:span text:style-name="Car._20_predefinito_20_paragrafo"><text:span text:style-name="T32">inviata a mezzo pec al tecnico </text:span></text:span></text:p>
            <text:p text:style-name="P20">incaricato anche in qualità di </text:p>
            <text:p text:style-name="P20">soggetto delegato dal richiedente</text:p>
          </table:table-cell>
        </table:table-row>
      </table:table>
      <text:p text:style-name="Text_20_body"><text:span text:style-name="Car._20_predefinito_20_paragrafo"><text:span text:style-name="T18"/></text:span></text:p>
      <text:p text:style-name="Text_20_body"><text:span text:style-name="Car._20_predefinito_20_paragrafo"><text:span text:style-name="T18">CLASSIFICAZIONE ${documentRoot.protocollo.CLASS_COD_DEFINITIVO} - ${documentRoot.protocollo.FASCICOLO_ANNO_DEFINITIVO}/${documentRoot.protocollo.FASCICOLO_NUMERO_DEFINITIVO} </text:span></text:span></text:p>
      <text:p text:style-name="P58"><text:span text:style-name="Car._20_predefinito_20_paragrafo"><text:span text:style-name="T17">Prot. Numero: </text:span></text:span><text:bookmark text:name="i0RCdc"/><text:span text:style-name="Car._20_predefinito_20_paragrafo"><text:span text:style-name="T17">${documentRoot.protocollo.NUMERO_PROTOCOLLO}</text:span></text:span><text:span text:style-name="Car._20_predefinito_20_paragrafo"><text:span text:style-name="T18"> <text:s text:c="2"/>del ${documentRoot.protocollo.DATA_PROTOCOLLO} <text:s/></text:span></text:span></text:p>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8">Da citare nella risposta:</text:span></text:span></text:p>
            <text:p text:style-name="Normale"><text:span text:style-name="Car._20_predefinito_20_paragrafo"><text:span text:style-name="T29">pratica <text:s/>[numero] - </text:span></text:span><text:span text:style-name="Car._20_predefinito_20_paragrafo"><text:span text:style-name="T30">sigla</text:span></text:span></text:p>
            <text:p text:style-name="Normale"><text:span text:style-name="Car._20_predefinito_20_paragrafo"><text:span text:style-name="T29"/></text:span></text:p>
            <text:p text:style-name="Normale"><text:span text:style-name="Car._20_predefinito_20_paragrafo"><text:span text:style-name="T31"/></text:span></text:p>
          </table:table-cell>
          <table:table-cell table:style-name="Tabella6.A1" office:value-type="string">
            <text:p text:style-name="P40"/>
          </table:table-cell>
          <table:table-cell table:style-name="Tabella6.A1" office:value-type="string">
            <text:p text:style-name="P41">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31">[richiedenti.pec]</text:p>
            <text:p text:style-name="P41"/>
          </table:table-cell>
        </table:table-row>
        <table:table-row>
          <table:table-cell table:style-name="Tabella6.A1" office:value-type="string">
            <text:p text:style-name="P74">Allegati: //</text:p>
          </table:table-cell>
          <table:table-cell table:style-name="Tabella6.A1" office:value-type="string">
            <text:p text:style-name="P40"/>
          </table:table-cell>
          <table:table-cell table:style-name="Tabella6.A1" office:value-type="string">
            <text:p text:style-name="P41">[progettisti.nominativo;block=tbs:row;]</text:p>
            <text:p text:style-name="P41">[progettisti.indirizzo]</text:p>
            <text:p text:style-name="P42"><text:span text:style-name="Car._20_predefinito_20_paragrafo"><text:span text:style-name="T16">[progettisti.cap] [progettisti.comune] ([progettisti.prov])</text:span></text:span></text:p>
            <text:p text:style-name="P42"><text:span text:style-name="Car._20_predefinito_20_paragrafo"><text:span text:style-name="T16">[progettisti.pec]</text:span></text:span></text:p>
            <text:p text:style-name="P42"><text:span text:style-name="Car._20_predefinito_20_paragrafo"><text:span text:style-name="T21"/></text:span></text:p>
          </table:table-cell>
        </table:table-row>
      </table:table>
      <text:p text:style-name="P43"/>
      <text:p text:style-name="P43"/>
      <table:table table:name="Tabella2" table:style-name="Tabella2">
        <table:table-column table:style-name="Tabella2.A"/>
        <table:table-column table:style-name="Tabella2.B"/>
        <table:table-row table:style-name="Tabella2.1">
          <table:table-cell table:style-name="Tabella2.A1" office:value-type="string">
            <text:p text:style-name="P25">Oggetto:</text:p>
          </table:table-cell>
          <table:table-cell table:style-name="Tabella2.A1" office:value-type="string">
            <text:p text:style-name="P73"><text:span text:style-name="Car._20_predefinito_20_paragrafo"><text:span text:style-name="T24">${documentRoot.protocollo.OGGETTO_PROTOCOLLO_DEFINITIVO} </text:span></text:span></text:p>
          </table:table-cell>
        </table:table-row>
      </table:table>
      <text:p text:style-name="P46"/>
      <text:p text:style-name="P19">Accertamento di conformità ai sensi dell'art. 36 del D.P.R. 380/01 richiesto in data [data_presentazione] recepita in atti al prot. [protocollo] del [data_protocollo] riguardante [oggetto] presso l’immobile sito in Savona, [ubicazione]. <text:s/><text:span text:style-name="Car._20_predefinito_20_paragrafo"><text:span text:style-name="T12">Comunicazione del responsabile del procedimento e richiesta documentazione integrativa.</text:span></text:span></text:p>
      <text:p text:style-name="P33"/>
      <text:p text:style-name="P18"><text:span text:style-name="T33"><text:tab/>In riferimento alla richiesta di cui all’oggetto ed ai sensi dell’art.7 della Legge 7 agosto 1990, n°241, Le comunico che il responsabile del procedimento è l'arch. </text:span><text:span text:style-name="T34">Luca Spada</text:span><text:span text:style-name="T33"> mentre il </text:span><text:span text:style-name="T35">[istruttore_tecnico]</text:span><text:span text:style-name="T33"> è l’istruttore tecnico al quale rivolgersi, nell’orario di ricevimento, per avere informazioni in merito alla richiesta presentata.</text:span></text:p>
      <text:p text:style-name="P50"><text:soft-page-break/>Si rende noto che è possibile prendere visione degli atti del procedimento presso gli uffici di questo Settore, Servizio Edilizia Privata, nell'orario d’ufficio sotto indicato.</text:p>
      <text:p text:style-name="P26"><text:tab/><text:span text:style-name="T13">Ciò premesso si comunica che </text:span><text:span text:style-name="T36">la pratica edilizia è soggetta al pagamento dei diritti di segreteria nella misura di <text:s/></text:span><text:span text:style-name="T37">€ 250,00,</text:span><text:span text:style-name="T36"> somma da versarsi sul conto corrente bancario del Comune di Savona <text:s/>n° </text:span><text:span text:style-name="T39">2597290 </text:span><text:span text:style-name="T36"><text:s/>intestato a Tesoreria Comunale acceso presso la Banca Carige Spa (codice IBAN </text:span><text:span text:style-name="T39">IT91 Y061 7510 6100 0000 2597290</text:span><text:span text:style-name="T36">) <text:s/>oppure su c/c postale n. 13298179 intestato a Comune di Savona Servizio di Tesoreria indicando come causale “diritti di segreteria ”; la ricevuta dell’effettuato versamento dovrà essere presentata entro e non oltre 5 gg. dal ricevimento della presente;</text:span></text:p>
      <text:p text:style-name="P49"/>
      <text:p text:style-name="P49">Ciò premesso, con riferimento alla sopra richiamata istanza, si comunica che dall'esame della documentazione presentata, sono emerse alcune carenze documentali e pertanto ai fini dell’ulteriore corso della pratica si richiede di produrre la documentazione di seguito elencata:</text:p>
      <text:p text:style-name="P36"><text:tab/></text:p>
      <text:p text:style-name="P26"><text:span text:style-name="T38"><text:tab/></text:span><text:span text:style-name="T14">Esaminata l'istanza e la documentazione ad essa allegata si evidenzia che:</text:span></text:p>
      <text:p text:style-name="P28"/>
      <text:p text:style-name="P28"/>
      <text:p text:style-name="P28"><text:tab/>Esaminata la pratica si richiede di trasmettere a seguente documentazione:</text:p>
      <text:list xml:id="list2750261763304222191" text:style-name="L1">
        <text:list-item>
          <text:p text:style-name="P75">copia dell'atto di proprietà dell'immobile</text:p>
        </text:list-item>
        <text:list-item>
          <text:p text:style-name="P75">autocertificazione a firma della proprietà in ordine alla data di esecuzione delle opere:</text:p>
        </text:list-item>
        <text:list-item>
          <text:p text:style-name="P76">dichiarazione sulla conformità del progetto alla disciplina urbanistica ed edilizia vigente sia al momento della realizzazione delle opere che al momento della presentazione dell’istanza di accertamento, sottoscritta dal progettista ai sensi dell’art. 36 del D.P.R. 6 giugno 2001, n° 380;</text:p>
        </text:list-item>
        <text:list-item>
          <text:p text:style-name="P76">certificato di regolare esecuzione ai fini della stabilità, sicurezza e pubblica e privata incolumità riferito alle opere realizzate e oggetto dell'istanza di accertamento di conformità <text:s/>a firma del progettista</text:p>
        </text:list-item>
      </text:list>
      <text:p text:style-name="P27">prendere sotto <text:s/>eventuali parti per la descrizione delle integrazioni da richiedere sotto la privacy oppure eliminare testo</text:p>
      <text:p text:style-name="P4"><text:tab/></text:p>
      <text:p text:style-name="P4"><text:tab/>La documentazione integrativa richiesta dovrà essere prodotta in * copie. </text:p>
      <text:p text:style-name="P4"><text:tab/>La documentazione progettuale dovrà essere prodotta secondo quanto indicato nell'art. 4.2 del REC </text:p>
      <text:p text:style-name="P4"><text:tab/>L'ufficio resta a disposizione per eventuali chiarimenti</text:p>
      <text:p text:style-name="P5"><text:span text:style-name="T2"><text:tab/>Quanto richiesto dovrà essere </text:span><text:span text:style-name="T45">trasmesso entro e non oltre 30 giorni</text:span><text:span text:style-name="T2"> dal ricevimento della presente.</text:span></text:p>
      <text:p text:style-name="P6"><text:tab/>Trascorso tale termine, senza che sia pervenuta in forma completa la documentazione richiesta, l'ufficio attiverà le procedura di legge previste.</text:p>
      <text:p text:style-name="P52"/>
      <text:p text:style-name="P51">Distinti saluti.</text:p>
      <text:p text:style-name="P51"/>
      <table:table table:name="Tabella5" table:style-name="Tabella5">
        <table:table-column table:style-name="Tabella5.A"/>
        <table:table-column table:style-name="Tabella5.B"/>
        <table:table-row table:style-name="Tabella5.1">
          <table:table-cell table:style-name="Tabella5.A1" office:value-type="string">
            <text:p text:style-name="P15"/>
          </table:table-cell>
          <table:table-cell table:style-name="Tabella5.A1" office:value-type="string">
            <text:p text:style-name="P34">Il responsabile del Servizio Edilizia Privata</text:p>
          </table:table-cell>
        </table:table-row>
        <table:table-row table:style-name="Tabella5.1">
          <table:table-cell table:style-name="Tabella5.A1" office:value-type="string">
            <text:p text:style-name="P16"/>
          </table:table-cell>
          <table:table-cell table:style-name="Tabella5.A1" office:value-type="string">
            <text:p text:style-name="P35">${documentRoot.protocollo.DIRIGENTE_DEFINITIVO} </text:p>
            <text:p text:style-name="P8">(Sottoscritto digitalmente ai sensi</text:p>
            <text:p text:style-name="P8">dell'art. 21 D.Lgs n. 82/2005 e s.m.i.)</text:p>
            <text:p text:style-name="P15"/>
          </table:table-cell>
        </table:table-row>
      </table:table>
      <text:p text:style-name="P23">REFERENTI PER LA PRATICA:</text:p>
      <text:p text:style-name="P24">Istruttore della pratica: <text:span text:style-name="T15"><text:s/>[istruttore_tecnico]</text:span> (0198310 <text:s text:c="8"/>)</text:p>
      <text:p text:style-name="P24">Responsabile del Servizio Edilizia Privata Arch. Luca Spada </text:p>
      <text:p text:style-name="P3"><text:span text:style-name="Car._20_predefinito_20_paragrafo"><text:span text:style-name="T3"/></text:span></text:p>
      <text:p text:style-name="P55"><text:soft-page-break/></text:p>
      <text:p text:style-name="P55"/>
      <text:p text:style-name="P55">INFORMATIVA SULLA PRIVACY AI SENSI DEL REGOLAMENTO EUROPEO PER LA PROTEZIONE DEI DATI 2016/679</text:p>
      <text:p text:style-name="P57">La informiamo che i dati personali e sensibili da lei forniti e quelli che eventualmente fornirà anche successivamente formeranno oggetto di trattamento nel rispetto della normativa sopra richiamata.</text:p>
      <text:p text:style-name="P57">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56">Titolare del trattamento e RPD</text:p>
      <text:p text:style-name="P57">Ai sensi dell’art. 13 del GDPR è possibile rivolgersi al RPD nominato dal Comune per eventuali chiarimenti in materia di tutela dati personali.</text:p>
      <text:p text:style-name="P56">Finalità e modalità del trattamento</text:p>
      <text:p text:style-name="P57">Il Comune di Savona, titolare del trattamento, tratta i dati personali liberamente conferiti, esclusivamente per finalità istituzionali.</text:p>
      <text:p text:style-name="P56">Consenso</text:p>
      <text:p text:style-name="P57">Il consenso del trattamento ai fini istituzionali è necessario ed obbligatorio per le finalità stesse.</text:p>
      <text:p text:style-name="P56">Periodo di conservazione</text:p>
      <text:p text:style-name="P57">I dati personali verranno conservati per un arco di tempo non superiore al conseguimento delle finalità per le quali i dati personali sono trattati (finalità istituzionali e non commerciali).</text:p>
      <text:p text:style-name="P56">Diritti del cittadino/interessato</text:p>
      <text:p text:style-name="P57">Il cittadino/L’interessato avrà in qualsiasi momento piena facoltà di esercitare i diritti previsti dalla normativa vigente; potrà far valere i propri diritti rivolgendosi al Comune di Savona</text:p>
      <text:p text:style-name="P57">I diritti del cittadino/dell’interessato sono quelli previsti dal Regolamento UE 2016/679 (GDPR). </text:p>
      <text:p text:style-name="P57">Il cittadino/L’interessato può:</text:p>
      <text:p text:style-name="P59">- ricevere conferma dell’esistenza dei dati suoi personali e richiedere l’accesso al loro contenuto</text:p>
      <text:p text:style-name="P59">- aggiornare, modificare e/o correggere i suoi dati personali</text:p>
      <text:p text:style-name="P59">- chiedere la cancellazione, la trasformazione in forma anonima, il blocco dei suoi dati trattati in violazione di <text:s text:c="2"/></text:p>
      <text:p text:style-name="P59"><text:s text:c="3"/>legge</text:p>
      <text:p text:style-name="P59">- chiedere la limitazione del trattamento</text:p>
      <text:p text:style-name="P7">- opporsi per motivi legittimi al trattamento</text:p>
      <text:p text:style-name="P53"/>
      <text:p text:style-name="P60"/>
      <text:p text:style-name="P60"/>
      <text:p text:style-name="P60"/>
      <text:p text:style-name="P60"/>
      <text:p text:style-name="P60"/>
      <text:p text:style-name="P37">in caso di demolizione di un fabbricato per la sua successiva ricostruzione <text:span text:style-name="T47">anche in tempi successivi </text:span>(SCIA/ piano casa/ristrutturazioni,sostituzioni)</text:p>
      <text:p text:style-name="P63"/>
      <text:p text:style-name="P62"><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64">-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4">-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4">- rilievo fotografico dettagliato da cui si evincano tutte le parti del manufatto e il suo rapporto con l’esterno, sia generali che di dettaglio con planimetria dei punti di ripresa </text:p>
      <text:p text:style-name="P64">- in caso di ricostruzione filologica di edificio diruto gli elaborati dovranno rappresentare lo stato di fatto e lo stato preesistente prima della rovina, così come ricostruito in base ad elementi oggettivi, <text:soft-page-break/>accompagnato da opportuna relazione tecnica atta ad argomentare gli elementi che hanno determinato la valutazione dell’originaria consistenza.</text:p>
      <text:p text:style-name="P64">- calcolo volumetrico del manufatto da demolire.</text:p>
      <text:p text:style-name="P62"><text:span text:style-name="Strong_20_Emphasis"><text:span text:style-name="T4">- asseverazione del professionista che la consistenza del manufatto oggetto di demolizione è corrispondente a quanto descritto negli elaborati del fascicolo.</text:span></text:span></text:p>
      <text:p text:style-name="P65">(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9"/>
      <text:p text:style-name="P30">(documentazione occorrente per nuove costruzioni)</text:p>
      <text:list xml:id="list430251891591704147" text:style-name="L2">
        <text:list-item>
          <text:p text:style-name="P77">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7">stralcio cartografico degli strumenti urbanistici vigenti comunali e sovracomunali con inserimento sullo stesso dell’opera in progetto;</text:p>
        </text:list-item>
        <text:list-item>
          <text:p text:style-name="P77">documentazione attestante il titolo ad eseguire l’intervento da Lei posseduto;</text:p>
        </text:list-item>
        <text:list-item>
          <text:p text:style-name="P77">estratto di mappa catastale in scala 1:1000 o 1:2000 con evidenziati i limiti di proprietà;</text:p>
        </text:list-item>
        <text:list-item>
          <text:p text:style-name="P77">documentazione fotografica dello stato dei luoghi, con planimetria riportante indicati i punti di vista dai quali sono state scattate le fotografie; (VEDASI fac simile allegato) </text:p>
        </text:list-item>
        <text:list-item>
          <text:p text:style-name="P77">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7">repertorio fotografico a colori;</text:p>
        </text:list-item>
        <text:list-item>
          <text:p text:style-name="P77">relazione tecnica esplicativa in merito alle caratteristiche dell'area interessata dall'esecuzione delle opere e relative planimetrie </text:p>
        </text:list-item>
        <text:list-item>
          <text:p text:style-name="P77">schema del sistema di smaltimento delle acque bianche e nere e dei relativi allacciamenti;</text:p>
        </text:list-item>
        <text:list-item>
          <text:p text:style-name="P77">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7">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7">sovrapposizione quotata tra rilievo e planimetria di progetto in scala minima1:200;</text:p>
        </text:list-item>
        <text:list-item>
          <text:p text:style-name="P77">sezioni del terreno quotate di stato attuale, progetto e raffronto con evidenziate le variazioni altimetriche in scala minima1:200;</text:p>
        </text:list-item>
        <text:list-item>
          <text:p text:style-name="P77">piante di tutti i piani e della copertura con l’indicazione delle destinazioni di ogni singolo vano, e la relativa superficie con riferimento anche alla superficie finestrata, <text:s/>sezioni e <text:soft-page-break/>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7">viste assonometriche e/o prospettiche e/o montaggi fotografici o computerizzati atti a dimostrare il corretto inserimento del manufatto nel contesto;</text:p>
        </text:list-item>
        <text:list-item>
          <text:p text:style-name="P77">elaborati grafici relativi alle urbanizzazioni ed alla viabilità esistenti o da realizzare;</text:p>
        </text:list-item>
        <text:list-item>
          <text:p text:style-name="P77">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7">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8">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10">“Superficie di pavimento degli spazi di un edificio</text:span> <text:span text:style-name="T10">misurata al netto della superficie accessoria e di murature, pilastri, tramezzi, sguinci e vani di porte e finestre” </text:span><text:span text:style-name="T48">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7"><text:span text:style-name="T1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1">“Superficie di pavimento degli spazi di un edificio</text:span><text:span text:style-name="T14"> </text:span><text:span text:style-name="T11">misurata al netto della superficie accessoria e di murature, pilastri, tramezzi, sguinci e vani di porte e finestre” </text:span><text:span text:style-name="T49">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9"><text:span text:style-name="T50">istanze prima del 30.6.17</text:span><text:span text:style-name="T49"> </text:span><text:span text:style-name="T9">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text:span><text:span text:style-name="T9">perimetrali, comprensiva dei divisori e con esclusione dei corpi scala, ascensori, superfici e volumi tecnici ed altri locali non computabili ai fini urbanistici in base allo S.U.G. o al R.E.); </text:span></text:p>
        </text:list-item>
        <text:list-item>
          <text:p text:style-name="P77">tavola grafica dimostrativa del soddisfacimento degli standard urbanistici previsti dalle normative vigenti, completa dei relativi calcoli;</text:p>
        </text:list-item>
        <text:list-item>
          <text:p text:style-name="P77">relazione illustrativa comprensiva di dichiarazione di conformità dell’intervento alla normativa in materia di abbattimento delle barriere architettoniche nonché dei relativi elaborati grafici;</text:p>
        </text:list-item>
        <text:list-item>
          <text:p text:style-name="P77"><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7">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7">documentazione illustrativa e/o progettuale atta a dimostrare il rispetto della normativa in materia di contenimento e riduzione dell’inquinamento acustico ai sensi della legislazione nazionale e regionale;</text:p>
        </text:list-item>
        <text:list-item>
          <text:p text:style-name="P77">documentazione di impatto / clima acustico ai sensi della legge <text:s/>448/95, della L.R. 12/98 e della delibera di G.R. 534/99;</text:p>
        </text:list-item>
        <text:list-item>
          <text:p text:style-name="P81">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3"><text:span text:style-name="T7">copia del modello ISTAT/201 </text:span><text:span text:style-name="T40">da </text:span><text:span text:style-name="T41">compilare via WEB sul sito ISTAT ( </text:span><text:a xlink:type="simple" xlink:href="https://indata.istat.it/pdc" text:style-name="Internet_20_link"><text:span text:style-name="T8">https://indata.istat.it/pdc</text:span></text:a><text:span text:style-name="T41"> ), nell'area riservata al Comune di Savona, e copia della ricevuta di avvenuta compilazione del modello ISTAT/201</text:span></text:p>
        </text:list-item>
      </text:list>
      <text:p text:style-name="P68"/>
      <text:p text:style-name="P38"><text:span text:style-name="Hyperlink"><text:span text:style-name="T42">Inoltre essendo previsti </text:span></text:span><text:span text:style-name="Hyperlink"><text:span text:style-name="T43">movimenti terra</text:span></text:span><text:span text:style-name="Hyperlink"><text:span text:style-name="T42"> occorre trasmettere:</text:span></text:span></text:p>
      <text:p text:style-name="P38"><text:span text:style-name="Hyperlink"><text:span text:style-name="T42"/></text:span></text:p>
      <text:list xml:id="list1132027195643635470" text:style-name="L3">
        <text:list-item>
          <text:p text:style-name="P80"><text:span text:style-name="Hyperlink"><text:span text:style-name="T42">elaborato progettuale con la rappresentazione e il calcolo dei volumi di sterro e di riporto (solo se sono previsti dei riporti di terreno)</text:span></text:span></text:p>
        </text:list-item>
        <text:list-item>
          <text:p text:style-name="P80"><text:span text:style-name="Hyperlink"><text:span text:style-name="T42">planimetria con l'indicazione della regimentazione delle acque meteoriche</text:span></text:span></text:p>
        </text:list-item>
        <text:list-item>
          <text:p text:style-name="P80"><text:span text:style-name="Hyperlink"><text:span text:style-name="T42">specifica dichiarazione in ordine agli adempimenti da svolgere a norma di legge <text:s/>per lo <text:s/>smaltimento/riutilizzo delle terre e rocce da scavo </text:span></text:span><text:span text:style-name="Car._20_predefinito_20_paragrafo"><text:span text:style-name="T44">(</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text:span text:style-name="Hyperlink"><text:span text:style-name="T19">www.comune.savona.it</text:span></text:span></text:a><text:span text:style-name="Hyperlink"><text:span text:style-name="T19">)</text:span></text:span></text:p>
        </text:list-item>
      </text:list>
      <text:p text:style-name="P32"/>
      <text:p text:style-name="P54"/>
      <text:p text:style-name="P67"><text:tab/></text:p>
      <text:p text:style-name="P30"/>
      <text:p text:style-name="P30">(documentazione occorrente per interventi su edifici esistenti)</text:p>
      <text:list xml:id="list34708246" text:continue-list="list430251891591704147" text:style-name="L2">
        <text:list-item>
          <text:p text:style-name="P8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6">documentazione attestante il titolo ad eseguire l’intervento da Lei <text:s/>posseduto;</text:p>
        </text:list-item>
        <text:list-item>
          <text:p text:style-name="P86">stralcio planimetrico della Carta Tecnica Regionale in scala 1:5000, con localizzazione dell’immobile oggetto dell’intervento;</text:p>
        </text:list-item>
        <text:list-item>
          <text:p text:style-name="P86"><text:soft-page-break/>stralcio cartografico degli strumenti urbanistici vigenti comunali e sovracomunali;</text:p>
        </text:list-item>
        <text:list-item>
          <text:p text:style-name="P86">estratto di mappa catastale in scala 1:1000 o 1:2000 con evidenziati i limiti di proprietà;</text:p>
        </text:list-item>
        <text:list-item>
          <text:p text:style-name="P86">documentazione fotografica dello stato dei luoghi e dell’edificio, con planimetria riportante indicati i punti di vista dai quali sono state scattate le fotografie;</text:p>
        </text:list-item>
        <text:list-item>
          <text:p text:style-name="P86">schema del sistema di smaltimento delle acque bianche e nere e dei relativi allacciamenti;</text:p>
        </text:list-item>
        <text:list-item>
          <text:p text:style-name="P86">planimetria in scala 1:200 o 1:500 con la localizzazione dell’edificio oggetto dell’intervento;</text:p>
        </text:list-item>
        <text:list-item>
          <text:p text:style-name="P86">planimetrie catastali in scala 1 :200 di tutte le unità immobiliari;</text:p>
        </text:list-item>
        <text:list-item>
          <text:p text:style-name="P8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6">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7">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7">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7"><text:span text:style-name="T1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1">“Superficie di pavimento degli spazi di un edificio</text:span><text:span text:style-name="T14"> </text:span><text:span text:style-name="T11">misurata al netto della superficie accessoria e di murature, pilastri, tramezzi, sguinci e vani di porte e finestre” </text:span><text:span text:style-name="T49">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9"><text:span text:style-name="T50">istanze prima del 30.6.17</text:span><text:span text:style-name="T49">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9">(la superficie di solaio dovrà essere misurata al filo interno dei muri </text:span><text:span text:style-name="T9">perimetrali, comprensiva dei divisori e con esclusione dei corpi scala, ascensori, superfici e volumi tecnici ed altri locali non computabili ai fini urbanistici in base allo S.U.G. o al R.E.); </text:span>;</text:p>
        </text:list-item>
        <text:list-item>
          <text:p text:style-name="P77">tavola grafica dimostrativa del soddisfacimento degli standard urbanistici previsti dalle normative vigenti, completa dei relativi calcoli ;</text:p>
        </text:list-item>
        <text:list-item>
          <text:p text:style-name="P77"><text:soft-page-break/>relazione illustrativa comprensiva di dichiarazione di conformità dell’intervento alla normativa in materia di abbattimento delle barriere architettoniche nonché dei relativi elaborati grafici;</text:p>
        </text:list-item>
        <text:list-item>
          <text:p text:style-name="P77">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7">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7">documentazione illustrativa e/o progettuale atta a dimostrare il rispetto della normativa in materia di contenimento e riduzione dell’inquinamento acustico ai sensi della legislazione nazionale e regionale;</text:p>
        </text:list-item>
        <text:list-item>
          <text:p text:style-name="P77">documentazione di impatto / clima acustico ai sensi della legge <text:s/>448/95, della L.R. 12/98 e della delibera di G.R. 534/99;</text:p>
        </text:list-item>
        <text:list-item>
          <text:p text:style-name="P81">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3"><text:span text:style-name="T7">copia del modello ISTAT/201 </text:span><text:span text:style-name="T40">da </text:span><text:span text:style-name="T41">compilare via WEB sul sito ISTAT ( </text:span><text:a xlink:type="simple" xlink:href="https://indata.istat.it/pdc" text:style-name="Internet_20_link"><text:span text:style-name="T8">https://indata.istat.it/pdc</text:span></text:a><text:span text:style-name="T41"> ), nell'area riservata al Comune di Savona, e copia della ricevuta di avvenuta compilazione del modello ISTAT/201</text:span></text:p>
        </text:list-item>
      </text:list>
      <text:p text:style-name="P32"/>
      <text:p text:style-name="P32"><text:span text:style-name="T51"><text:tab/>(nel caso di contestuale realizzazione di </text:span><text:span text:style-name="T46">strade)</text:span><text:span text:style-name="T51">:</text:span></text:p>
      <text:p text:style-name="P32"/>
      <text:list xml:id="list34717447" text:continue-numbering="true" text:style-name="L2">
        <text:list-item>
          <text:p text:style-name="P77">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7">rilievo quotato dell’area interessata dal progetto;</text:p>
        </text:list-item>
        <text:list-item>
          <text:p text:style-name="P87">planimetria con posizionamento del tracciato stradale sovrapposto al rilievo con quote del terreno e di progetto, con indicate le sezioni;</text:p>
        </text:list-item>
        <text:list-item>
          <text:p text:style-name="P87">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7">sezioni stradali;</text:p>
        </text:list-item>
        <text:list-item>
          <text:p text:style-name="P87">particolari costruttivi;</text:p>
        </text:list-item>
      </text:list>
      <text:p text:style-name="P70"/>
      <text:p text:style-name="P71">(in caso di contestuali interventi sul verde)</text:p>
      <text:list xml:id="list34726233" text:continue-numbering="true" text:style-name="L2">
        <text:list-item>
          <text:p text:style-name="P84">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82">progetto della sistemazione a verde in scala 1:200</text:p>
        </text:list-item>
        <text:list-item>
          <text:p text:style-name="P85"><text:soft-page-break/>relazione tecnica redatta a cura di professionista iscritto al Collegio dei Periti Agrari o all'Ordine dei Dottori Agronomi e dei Dottori Forestali</text:p>
        </text:list-item>
      </text:list>
      <text:p text:style-name="P69"><text:s/></text:p>
      <text:p text:style-name="P66"><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7800600996527293156" text:style-name="L4">
        <text:list-item>
          <text:p text:style-name="P88">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9">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2"/>
      <text:p text:style-name="P72"/>
      <text:p text:style-name="P72"/>
      <text:p text:style-name="P38"><text:span text:style-name="Hyperlink"><text:span text:style-name="T42"><text:tab/></text:span></text:span></text:p>
      <text:p text:style-name="P54"/>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4:50:42.56</dc:date>
    <meta:print-date>2013-02-20T09:35:00</meta:print-date>
    <meta:editing-cycles>46</meta:editing-cycles>
    <meta:editing-duration>PT3H30M40S</meta:editing-duration>
    <meta:generator>OpenOffice/4.0.0$Win32 OpenOffice.org_project/400m3$Build-9702</meta:generator>
    <meta:document-statistic meta:table-count="5" meta:image-count="1" meta:object-count="0" meta:page-count="9" meta:paragraph-count="171" meta:word-count="3956" meta:character-count="28681"/>
  </office:meta>
</office:document-meta>
</file>